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1528in" fo:line-height="138%" style:writing-mode="lr-tb"/>
      <style:text-properties fo:font-variant="normal" fo:text-transform="none" fo:color="#242729" style:text-line-through-style="none" style:font-name="Arial1" fo:font-size="11.5pt" fo:font-style="normal" style:text-underline-style="none" fo:font-weight="bold" style:text-blinking="false" fo:background-color="#ffffff"/>
    </style:style>
    <style:style style:name="P2" style:family="paragraph" style:parent-style-name="Text_20_body">
      <style:paragraph-properties fo:margin-top="0in" fo:margin-bottom="0.1528in" fo:line-height="138%" style:writing-mode="lr-tb"/>
      <style:text-properties fo:font-variant="normal" fo:text-transform="none" fo:color="#242729" style:text-line-through-style="none" style:font-name="Arial1" fo:font-size="11.5pt" fo:font-style="normal" style:text-underline-style="none" fo:font-weight="normal" style:text-blinking="false" fo:background-color="#ffffff"/>
    </style:style>
    <style:style style:name="P3" style:family="paragraph" style:parent-style-name="Text_20_body">
      <style:paragraph-properties fo:margin-top="0in" fo:margin-bottom="0.1528in" fo:line-height="120%" style:writing-mode="lr-tb"/>
      <style:text-properties fo:font-variant="normal" fo:text-transform="none" fo:color="#242729" style:text-line-through-style="none" style:font-name="Arial1" fo:font-size="11.5pt" fo:font-style="normal" style:text-underline-style="none" fo:font-weight="normal" style:text-blinking="false" fo:background-color="#ffffff"/>
    </style:style>
    <style:style style:name="P4" style:family="paragraph" style:parent-style-name="Text_20_body">
      <style:paragraph-properties fo:margin-top="0in" fo:margin-bottom="0.1528in" fo:line-height="138%" style:writing-mode="lr-tb"/>
      <style:text-properties fo:font-variant="normal" fo:text-transform="none" fo:color="#ff9900" style:text-line-through-style="none" style:font-name="Arial1" fo:font-size="11.5pt" fo:font-style="normal" style:text-underline-style="none" fo:font-weight="normal" style:text-blinking="false" fo:background-color="#ffffff"/>
    </style:style>
    <style:style style:name="P5" style:family="paragraph" style:parent-style-name="Text_20_body">
      <style:paragraph-properties fo:margin-top="0in" fo:margin-bottom="0.1528in" fo:line-height="138%" style:writing-mode="lr-tb"/>
      <style:text-properties fo:font-weight="normal"/>
    </style:style>
    <style:style style:name="T1" style:family="text">
      <style:text-properties fo:font-variant="normal" fo:text-transform="none" fo:color="#ff9900" style:text-line-through-style="none" style:font-name="Arial1" fo:font-size="11.5pt" fo:font-style="normal" style:text-underline-style="none" style:text-blinking="false" fo:background-color="#ffffff"/>
    </style:style>
    <style:style style:name="T2" style:family="text">
      <style:text-properties fo:font-variant="normal" fo:text-transform="none" fo:color="#ff9900" style:text-line-through-style="none" style:font-name="Arial1" fo:font-size="11.5pt" fo:font-style="italic" style:text-underline-style="none" style:text-blinking="false" fo:background-color="#ffffff"/>
    </style:style>
    <style:style style:name="T3" style:family="text">
      <style:text-properties fo:font-variant="normal" fo:text-transform="none" fo:color="#ff9900" style:text-line-through-style="none" style:text-underline-style="none" style:text-blinking="false" fo:background-color="#ffffff"/>
    </style:style>
    <style:style style:name="T4" style:family="text">
      <style:text-properties fo:font-variant="normal" fo:text-transform="none" fo:color="#242729" style:text-line-through-style="none" style:font-name="Arial1" fo:font-size="11.5pt" fo:font-style="normal" style:text-underline-style="none" style:text-blinking="false" fo:background-color="#ffffff"/>
    </style:style>
    <style:style style:name="T5" style:family="text">
      <style:text-properties fo:font-variant="normal" fo:text-transform="none" fo:color="#242729" style:text-line-through-style="none" style:font-name="Arial1" fo:font-size="11.5pt" fo:font-style="normal" style:text-underline-style="none" fo:font-weight="bold" style:text-blinking="false" fo:background-color="#ffffff"/>
    </style:style>
    <style:style style:name="T6" style:family="text">
      <style:text-properties fo:font-variant="normal" fo:text-transform="none" fo:color="#242729" style:text-line-through-style="none" style:text-underline-style="none" style:text-blinking="false" fo:background-color="#ffffff"/>
    </style:style>
    <style:style style:name="T7" style:family="text">
      <style:text-properties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bb4439be-7cc0-2ad1-af1c-318a9b19a2cb"/>Executive Summary:</text:p>
      <text:p text:style-name="P2">We need to develop a Rule-Based Cyber Attack detection Java program to parse through Linux event and security logs for potential User-to-Root attacks.</text:p>
      <text:p text:style-name="P1">Introduction:</text:p>
      <text:p text:style-name="P3">Tuan Pham - Project Manager</text:p>
      <text:p text:style-name="P3">Ricky Dieu - Developer</text:p>
      <text:p text:style-name="P3">Brian Hoang - Developer</text:p>
      <text:p text:style-name="P3">Khang Lam - Requirements Analyst</text:p>
      <text:p text:style-name="P3">Gary Liang - Quality Assurance Tester</text:p>
      <text:p text:style-name="Text_20_body"/>
      <text:p text:style-name="P4">Introduces the major sections of the report as well as the primary people involved in conducting the requirements gathering and the techniques used in producing the report. The client is also clearly identified.</text:p>
      <text:p text:style-name="P1">Background:</text:p>
      <text:p text:style-name="P2">User to Root attacks are multiple unauthorized attempts to access administrative accounts or privileges. These are common occurrences such as a hacker trying to gain unauthorized access or a user simply forgetting their credentials for a log in. </text:p>
      <text:p text:style-name="P4">Describes any information that is needed to provide the reader with an understanding of the background, e.g., who initiated it and why.</text:p>
      <text:p text:style-name="P1">Scope and Purpose:</text:p>
      <text:p text:style-name="P2">This purpose of this is to detect malicious attempts to gain admin privileges. </text:p>
      <text:p text:style-name="P2">Describes the scope and purpose(s) of the proposed product.</text:p>
      <text:p text:style-name="P1">Methods and Instrumentation:</text:p>
      <text:p text:style-name="P1">We will use the linux log files provided by the instructor and our own log files from our computers to test our software. </text:p>
      <text:p text:style-name="P5"><text:span text:style-name="T1">Describes the methods and techniques used to gather information, such as observations and surveys. Step-by-step descriptions of what was done should be provided. Describes all the </text:span><text:soft-page-break/><text:span text:style-name="T1">instruments and tools that were used during this phase, and copies of the tools should be included in the </text:span><text:span text:style-name="T2">Appendices</text:span><text:span text:style-name="T1">.</text:span></text:p>
      <text:p text:style-name="P1">Limitations, Questions and Issues:</text:p>
      <text:p text:style-name="P5"><text:span text:style-name="T5">Possible Limitations: </text:span><text:span text:style-name="T4">Lack of user involvement, Unrealistic Expectations, Lack of planning, Changing requirements and specifications</text:span></text:p>
      <text:p text:style-name="P5"><text:span text:style-name="T5">Possible Issues: </text:span><text:span text:style-name="T4">Hardware malfunction,  false classification of an attack ( such that some events are not actual attacks), technology illiteracy</text:span></text:p>
      <text:p text:style-name="P5"><text:span text:style-name="T5">Possible Questions:</text:span><text:span text:style-name="T6"> </text:span><text:span text:style-name="T4">Which operating system is compatible for this application? Which log files are accepted? The format of the log files? Is the database/storage method secure in itself?</text:span></text:p>
      <text:p text:style-name="P4">Precise specification of questions, issues and problems. Spells out any limitations and issues concerning achievability and policy-dependent decisions, also describe threats to the reliability and validity of the instruments used in requirements gathering (e.g., questionnaires, interview protocols, or focus group protocols). List "non-requirements" to tell the difference between something you forgot, and something you do not need. Clarity and detail are needed to enable useful answers.</text:p>
      <text:p text:style-name="P1">Results:</text:p>
      <text:p text:style-name="P4">Spells out the findings; list all the determined requirements in sufficient detail for clear understanding. Graphs, charts and statistics should be used wherever appropriate.</text:p>
      <text:p text:style-name="P1">Recommendations:</text:p>
      <text:p text:style-name="P5"><text:span text:style-name="T1">Presents recommendations to achieve the </text:span><text:span text:style-name="T2">Scope and Purpose</text:span><text:span text:style-name="T3"> </text:span><text:span text:style-name="T1">based upon the </text:span><text:span text:style-name="T2">Results</text:span><text:span text:style-name="T3"> </text:span><text:span text:style-name="T1">given the </text:span><text:span text:style-name="T2">Limitations, Questions and Issues</text:span><text:span text:style-name="T1">.</text:span></text:p>
      <text:p text:style-name="P1">References:</text:p>
      <text:p text:style-name="P4">Lists the sources reviewed or consulted during the analysis.</text:p>
      <text:p text:style-name="P1">Appendices:</text:p>
      <text:p text:style-name="P4">Additional material for clarification, extention and informational purposes.</text:p>
      <text:p text:style-name="Text_20_body"><text:span text:style-name="T7"><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y </meta:initial-creator>
    <meta:creation-date>2017-02-26T15:27:45.70</meta:creation-date>
    <meta:document-statistic meta:table-count="0" meta:image-count="0" meta:object-count="0" meta:page-count="2" meta:paragraph-count="32" meta:word-count="437" meta:character-count="2996"/>
    <dc:date>2017-02-26T15:28:05.57</dc:date>
    <dc:creator>Ricky </dc:creator>
    <meta:editing-duration>PT20S</meta:editing-duration>
    <meta:editing-cycles>1</meta:editing-cycles>
    <meta:generator>OpenOffice/4.1.2$Win32 OpenOffice.org_project/412m3$Build-9782</meta:generator>
  </office:meta>
</office:document-meta>
</file>